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b6561"/>
    </style:style>
    <style:style style:name="P5" style:family="paragraph" style:parent-style-name="Standard">
      <style:paragraph-properties fo:text-align="start" style:justify-single-word="false"/>
      <style:text-properties officeooo:rsid="001b6561" officeooo:paragraph-rsid="001b6561"/>
    </style:style>
    <style:style style:name="P6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7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8" style:family="paragraph" style:parent-style-name="Standard">
      <style:paragraph-properties fo:margin-top="0cm" fo:margin-bottom="0.499cm" style:contextual-spacing="false"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fo:font-size="12pt" officeooo:paragraph-rsid="001b6561" fo:background-color="#ffffff" style:font-size-asian="12pt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loext:opacity="100%" fo:font-size="12pt" officeooo:rsid="001b6561" officeooo:paragraph-rsid="001ee628" fo:background-color="#fffff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b6561" officeooo:paragraph-rsid="001b6561" style:font-weight-asian="bold" style:font-weight-complex="bold"/>
    </style:style>
    <style:style style:name="P12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fo:font-size="12pt" officeooo:paragraph-rsid="001b6561" fo:background-color="#ffffff" style:font-size-asian="12pt" style:font-size-complex="12pt"/>
    </style:style>
    <style:style style:name="T1" style:family="text">
      <style:text-properties officeooo:rsid="001b656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e628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officeooo:rsid="001ee628"/>
    </style:style>
    <style:style style:name="T7" style:family="text">
      <style:text-properties officeooo:rsid="001fb085"/>
    </style:style>
    <style:style style:name="T8" style:family="text">
      <style:text-properties officeooo:rsid="002026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“Брестский Государственный технический университет”</text:p>
      <text:p text:style-name="P1">Кафедра ИИ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Лабораторная работа №<text:span text:style-name="T1">4</text:span></text:p>
      <text:p text:style-name="P1">По дисциплине “Операционные системы”</text:p>
      <text:p text:style-name="P1">Тема: “GCC. П<text:span text:style-name="T7">роцессы”</text:span></text:p>
      <text:p text:style-name="Standard"/>
      <text:p text:style-name="Standard"/>
      <text:p text:style-name="Standard"/>
      <text:p text:style-name="Standard"/>
      <text:p text:style-name="Standard"/>
      <text:p text:style-name="P2">Выполнил:</text:p>
      <text:p text:style-name="P2">Студент 2 курса</text:p>
      <text:p text:style-name="P2">Группы ИИ-2<text:span text:style-name="T8">3</text:span></text:p>
      <text:p text:style-name="P2"><text:span text:style-name="T8">Романюк </text:span>А. <text:span text:style-name="T8">П</text:span>.</text:p>
      <text:p text:style-name="P2">Проверил:</text:p>
      <text:p text:style-name="P2"><text:span text:style-name="T8">Чеслов</text:span> А. <text:span text:style-name="T8">В</text:span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Брест 202<text:span text:style-name="T8">3</text:span></text:p>
      <text:p text:style-name="P5"><text:soft-page-break/><text:span text:style-name="T2">Цель работы:</text:span> ознакомится с работой компилятора gcc. А также изучить функции для работы с процессами в линуксе.</text:p>
      <text:p text:style-name="P11">Ход работы:</text:p>
      <text:p text:style-name="P3">Написать программу, которая будет реализовывать следующие функции:</text:p>
      <text:p text:style-name="P3">• сразу после запуска получает и сообщает свой ID и ID родительского процесса;</text:p>
      <text:p text:style-name="P3">• перед каждым выводом сообщения об ID процесса и родительского процесса эта</text:p>
      <text:p text:style-name="P3">информация получается заново;</text:p>
      <text:p text:style-name="P3">• порождает процессы, формируя генеалогическое дерево согласно варианту,</text:p>
      <text:p text:style-name="P3">сообщая, что "процесс с ID таким-то породил процесс с таким-то ID";</text:p>
      <text:p text:style-name="P3">• перед завершением процесса сообщить, что "процесс с таким-то ID и таким-то ID</text:p>
      <text:p text:style-name="P3">родителя завершает работу";</text:p>
      <text:p text:style-name="P3">• один из процессов должен вместо себя запустить программу, указанную в варианте</text:p>
      <text:p text:style-name="P3">задания.</text:p>
      <text:p text:style-name="P3">На основании выходной информации программы предыдущего пункта изобразить</text:p>
      <text:p text:style-name="P3">генеалогическое дерево процессов (с указанием идентификаторов процессов). Объяснить</text:p>
      <text:p text:style-name="P4">каждое выведенное сообщение и их порядок в предыдущем пункте.</text:p>
      <text:p text:style-name="P5">Вариант <text:span text:style-name="T8">9</text:span>. Fork - <text:span text:style-name="T8">0112256</text:span>; exec – <text:span text:style-name="T8">2</text:span>.</text:p>
      <text:p text:style-name="P4"/>
      <text:p text:style-name="P9"><text:span text:style-name="Source_20_Text"><text:span text:style-name="T4">#include &lt;unistd.h&gt;</text:span></text:span></text:p>
      <text:p text:style-name="P9"><text:span text:style-name="Source_20_Text"><text:span text:style-name="T4">#include &lt;sys/types.h&gt;</text:span></text:span></text:p>
      <text:p text:style-name="P9"><text:span text:style-name="Source_20_Text"><text:span text:style-name="T4">#include &lt;stdio.h&gt;</text:span></text:span></text:p>
      <text:p text:style-name="P9"><text:span text:style-name="Source_20_Text"><text:span text:style-name="T4">#include &lt;stdlib.h&gt;</text:span></text:span></text:p>
      <text:p text:style-name="P9"><text:span text:style-name="Source_20_Text"><text:span text:style-name="T4"/></text:span></text:p>
      <text:p text:style-name="P9"><text:span text:style-name="Source_20_Text"><text:span text:style-name="T4">int main() {</text:span></text:span></text:p>
      <text:p text:style-name="P9"><text:span text:style-name="Source_20_Text"><text:span text:style-name="T4"><text:s text:c="4"/>pid_t pid1, pid2, pid3, pid4, pid5, pid6, pid7;</text:span></text:span></text:p>
      <text:p text:style-name="P9"><text:span text:style-name="Source_20_Text"><text:span text:style-name="T4"><text:s text:c="4"/>printf("Порождение процесса 1 PID=%d PPID=%d\n", getpid(), getppid());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// Порождение процесса 2</text:span></text:span></text:p>
      <text:p text:style-name="P9"><text:span text:style-name="Source_20_Text"><text:span text:style-name="T4"><text:s text:c="4"/>if ((pid1 = fork()) &lt; 0) {</text:span></text:span></text:p>
      <text:p text:style-name="P9"><text:span text:style-name="Source_20_Text"><text:span text:style-name="T4"><text:s text:c="8"/>printf("Ошибка при порождении процесса 2!\n");</text:span></text:span></text:p>
      <text:p text:style-name="P9"><text:span text:style-name="Source_20_Text"><text:span text:style-name="T4"><text:s text:c="8"/>exit(1);</text:span></text:span></text:p>
      <text:p text:style-name="P9"><text:span text:style-name="Source_20_Text"><text:span text:style-name="T4"><text:s text:c="4"/>} else if (pid1 == 0) {</text:span></text:span></text:p>
      <text:p text:style-name="P9"><text:span text:style-name="Source_20_Text"><text:span text:style-name="T4"><text:s text:c="8"/>printf("Порождение процесса 2 (от процесса 1) PID=%d PPID=%d\n", getpid(), getppid());</text:span></text:span></text:p>
      <text:p text:style-name="P9"><text:span text:style-name="Source_20_Text"><text:span text:style-name="T4"><text:s text:c="8"/>if ((pid5 = fork()) == 0){</text:span></text:span></text:p>
      <text:p text:style-name="P9"><text:span text:style-name="Source_20_Text"><text:span text:style-name="T4"><text:s text:c="8"/>char *args[] = {"whoami", NULL};</text:span></text:span></text:p>
      <text:p text:style-name="P9"><text:span text:style-name="Source_20_Text"><text:span text:style-name="T4"><text:s text:c="8"/>execvp("whoami", args);</text:span></text:span></text:p>
      <text:p text:style-name="P9"><text:span text:style-name="Source_20_Text"><text:span text:style-name="T4"><text:s text:c="8"/>}</text:span></text:span></text:p>
      <text:p text:style-name="P9"><text:span text:style-name="Source_20_Text"><text:span text:style-name="T4"><text:s text:c="8"/>// Порождение процесса 4</text:span></text:span></text:p>
      <text:p text:style-name="P9"><text:span text:style-name="Source_20_Text"><text:span text:style-name="T4"><text:s text:c="8"/>if ((pid4 = fork()) &lt; 0) {</text:span></text:span></text:p>
      <text:p text:style-name="P9"><text:span text:style-name="Source_20_Text"><text:span text:style-name="T4"><text:s text:c="12"/>printf("Ошибка при порождении процесса 4!\n");</text:span></text:span></text:p>
      <text:p text:style-name="P9"><text:span text:style-name="Source_20_Text"><text:span text:style-name="T4"><text:s text:c="12"/>exit(1);</text:span></text:span></text:p>
      <text:p text:style-name="P9"><text:span text:style-name="Source_20_Text"><text:span text:style-name="T4"><text:s text:c="8"/>} else if (pid4 == 0) {</text:span></text:span></text:p>
      <text:p text:style-name="P9"><text:span text:style-name="Source_20_Text"><text:span text:style-name="T4"><text:s text:c="12"/>printf("Порождение процесса 4 (от процесса 2) PID=%d PPID=%d\n", getpid(), getppid());</text:span></text:span></text:p>
      <text:p text:style-name="P9"><text:span text:style-name="Source_20_Text"><text:span text:style-name="T4"><text:s text:c="12"/>printf("Завершился процесс 4 PID=%d PPID=%d\n", getpid(), getppid());</text:span></text:span></text:p>
      <text:p text:style-name="P9"><text:span text:style-name="Source_20_Text"><text:span text:style-name="T4"><text:s text:c="12"/>exit(0);</text:span></text:span></text:p>
      <text:p text:style-name="P9"><text:span text:style-name="Source_20_Text"><text:span text:style-name="T4"><text:s text:c="8"/>} else {</text:span></text:span></text:p>
      <text:p text:style-name="P9"><text:span text:style-name="Source_20_Text"><text:span text:style-name="T4"><text:s text:c="12"/>sleep(1);</text:span></text:span></text:p>
      <text:p text:style-name="P9"><text:span text:style-name="Source_20_Text"><text:span text:style-name="T4"><text:s text:c="8"/>}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// Порождение процесса 5</text:span></text:span></text:p>
      <text:p text:style-name="P9"><text:span text:style-name="Source_20_Text"><text:span text:style-name="T4"><text:s text:c="8"/>if ((pid5 = fork()) &lt; 0) {</text:span></text:span></text:p>
      <text:p text:style-name="P9"><text:span text:style-name="Source_20_Text"><text:span text:style-name="T4"><text:s text:c="12"/>printf("Ошибка при порождении процесса 5!\n");</text:span></text:span></text:p>
      <text:p text:style-name="P9"><text:span text:style-name="Source_20_Text"><text:span text:style-name="T4"><text:s text:c="12"/>exit(1);</text:span></text:span></text:p>
      <text:p text:style-name="P9"><text:soft-page-break/><text:span text:style-name="Source_20_Text"><text:span text:style-name="T4"><text:s text:c="8"/>} else if (pid5 == 0) {</text:span></text:span></text:p>
      <text:p text:style-name="P9"><text:span text:style-name="Source_20_Text"><text:span text:style-name="T4"><text:s text:c="12"/>printf("Порождение процесса 5 (от процесса 2) PID=%d PPID=%d\n", getpid(), getppid());</text:span></text:span></text:p>
      <text:p text:style-name="P9"><text:span text:style-name="Source_20_Text"><text:span text:style-name="T4"><text:s text:c="12"/></text:span></text:span></text:p>
      <text:p text:style-name="P9"><text:span text:style-name="Source_20_Text"><text:span text:style-name="T4"><text:s text:c="12"/>// Порождение процесса 6</text:span></text:span></text:p>
      <text:p text:style-name="P9"><text:span text:style-name="Source_20_Text"><text:span text:style-name="T4"><text:s text:c="12"/>if ((pid6 = fork()) &lt; 0) {</text:span></text:span></text:p>
      <text:p text:style-name="P9"><text:span text:style-name="Source_20_Text"><text:span text:style-name="T4"><text:s text:c="16"/>printf("Ошибка при порождении процесса 6!\n");</text:span></text:span></text:p>
      <text:p text:style-name="P9"><text:span text:style-name="Source_20_Text"><text:span text:style-name="T4"><text:s text:c="16"/>exit(1);</text:span></text:span></text:p>
      <text:p text:style-name="P9"><text:span text:style-name="Source_20_Text"><text:span text:style-name="T4"><text:s text:c="12"/>} else if (pid6 == 0) {</text:span></text:span></text:p>
      <text:p text:style-name="P9"><text:span text:style-name="Source_20_Text"><text:span text:style-name="T4"><text:s text:c="16"/>printf("Порождение процесса 6 (от процесса 5) PID=%d PPID=%d\n", getpid(), getppid());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16"/>// Порождение процесса 7 от процесса 6</text:span></text:span></text:p>
      <text:p text:style-name="P9"><text:span text:style-name="Source_20_Text"><text:span text:style-name="T4"><text:s text:c="16"/>if ((pid7 = fork()) &lt; 0) {</text:span></text:span></text:p>
      <text:p text:style-name="P9"><text:span text:style-name="Source_20_Text"><text:span text:style-name="T4"><text:s text:c="20"/>printf("Ошибка при порождении процесса 7!\n");</text:span></text:span></text:p>
      <text:p text:style-name="P9"><text:span text:style-name="Source_20_Text"><text:span text:style-name="T4"><text:s text:c="20"/>exit(1);</text:span></text:span></text:p>
      <text:p text:style-name="P9"><text:span text:style-name="Source_20_Text"><text:span text:style-name="T4"><text:s text:c="16"/>} else if (pid7 == 0) {</text:span></text:span></text:p>
      <text:p text:style-name="P9"><text:span text:style-name="Source_20_Text"><text:span text:style-name="T4"><text:s text:c="20"/>printf("Порождение процесса 7 (от процесса 6) PID=%d PPID=%d\n", getpid(), getppid());</text:span></text:span></text:p>
      <text:p text:style-name="P9"><text:span text:style-name="Source_20_Text"><text:span text:style-name="T4"><text:s text:c="20"/>printf("Завершился процесс 7 PID=%d PPID=%d\n", getpid(), getppid());</text:span></text:span></text:p>
      <text:p text:style-name="P9"><text:span text:style-name="Source_20_Text"><text:span text:style-name="T4"><text:s text:c="20"/>exit(0);</text:span></text:span></text:p>
      <text:p text:style-name="P9"><text:span text:style-name="Source_20_Text"><text:span text:style-name="T4"><text:s text:c="16"/>} else {</text:span></text:span></text:p>
      <text:p text:style-name="P9"><text:span text:style-name="Source_20_Text"><text:span text:style-name="T4"><text:s text:c="20"/>sleep(1);</text:span></text:span></text:p>
      <text:p text:style-name="P9"><text:span text:style-name="Source_20_Text"><text:span text:style-name="T4"><text:s text:c="16"/>}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16"/>printf("Завершился процесс 6 PID=%d PPID=%d\n", getpid(), getppid());</text:span></text:span></text:p>
      <text:p text:style-name="P9"><text:span text:style-name="Source_20_Text"><text:span text:style-name="T4"><text:s text:c="16"/>exit(0);</text:span></text:span></text:p>
      <text:p text:style-name="P9"><text:span text:style-name="Source_20_Text"><text:span text:style-name="T4"><text:s text:c="12"/>} else {</text:span></text:span></text:p>
      <text:p text:style-name="P9"><text:span text:style-name="Source_20_Text"><text:span text:style-name="T4"><text:s text:c="16"/>sleep(1);</text:span></text:span></text:p>
      <text:p text:style-name="P9"><text:span text:style-name="Source_20_Text"><text:span text:style-name="T4"><text:s text:c="12"/>}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12"/>printf("Завершился процесс 5 PID=%d PPID=%d\n", getpid(), getppid());</text:span></text:span></text:p>
      <text:p text:style-name="P9"><text:span text:style-name="Source_20_Text"><text:span text:style-name="T4"><text:s text:c="12"/>exit(0);</text:span></text:span></text:p>
      <text:p text:style-name="P9"><text:span text:style-name="Source_20_Text"><text:span text:style-name="T4"><text:s text:c="8"/>} else {</text:span></text:span></text:p>
      <text:p text:style-name="P9"><text:span text:style-name="Source_20_Text"><text:span text:style-name="T4"><text:s text:c="12"/>sleep(1);</text:span></text:span></text:p>
      <text:p text:style-name="P9"><text:span text:style-name="Source_20_Text"><text:span text:style-name="T4"><text:s text:c="8"/>}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printf("Завершился процесс 2 PID=%d PPID=%d\n", getpid(), getppid());</text:span></text:span></text:p>
      <text:p text:style-name="P9"><text:span text:style-name="Source_20_Text"><text:span text:style-name="T4"><text:s text:c="8"/>exit(0);</text:span></text:span></text:p>
      <text:p text:style-name="P9"><text:span text:style-name="Source_20_Text"><text:span text:style-name="T4"><text:s text:c="4"/>} else {</text:span></text:span></text:p>
      <text:p text:style-name="P9"><text:span text:style-name="Source_20_Text"><text:span text:style-name="T4"><text:s text:c="8"/>sleep(1);</text:span></text:span></text:p>
      <text:p text:style-name="P9"><text:span text:style-name="Source_20_Text"><text:span text:style-name="T4"><text:s text:c="4"/>}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// Порождение процесса 3</text:span></text:span></text:p>
      <text:p text:style-name="P9"><text:span text:style-name="Source_20_Text"><text:span text:style-name="T4"><text:s text:c="4"/>if ((pid2 = fork()) &lt; 0) {</text:span></text:span></text:p>
      <text:p text:style-name="P9"><text:span text:style-name="Source_20_Text"><text:span text:style-name="T4"><text:s text:c="8"/>printf("Ошибка при порождении процесса 3!\n");</text:span></text:span></text:p>
      <text:p text:style-name="P9"><text:span text:style-name="Source_20_Text"><text:span text:style-name="T4"><text:s text:c="8"/>exit(1);</text:span></text:span></text:p>
      <text:p text:style-name="P9"><text:span text:style-name="Source_20_Text"><text:span text:style-name="T4"><text:s text:c="4"/>} else if (pid2 == 0) {</text:span></text:span></text:p>
      <text:p text:style-name="P9"><text:span text:style-name="Source_20_Text"><text:span text:style-name="T4"><text:s text:c="8"/>printf("Порождение процесса 3 (от процесса 1) PID=%d PPID=%d\n", getpid(), getppid());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printf("Завершился процесс 3 PID=%d PPID=%d\n", getpid(), getppid());</text:span></text:span></text:p>
      <text:p text:style-name="P9"><text:span text:style-name="Source_20_Text"><text:span text:style-name="T4"><text:s text:c="8"/>exit(0);</text:span></text:span></text:p>
      <text:p text:style-name="P9"><text:span text:style-name="Source_20_Text"><text:span text:style-name="T4"><text:s text:c="4"/>} else {</text:span></text:span></text:p>
      <text:p text:style-name="P9"><text:span text:style-name="Source_20_Text"><text:span text:style-name="T4"><text:s text:c="8"/>sleep(1);</text:span></text:span></text:p>
      <text:p text:style-name="P9"><text:span text:style-name="Source_20_Text"><text:span text:style-name="T4"><text:s text:c="4"/>}</text:span></text:span></text:p>
      <text:p text:style-name="P9"><text:span text:style-name="Source_20_Text"><text:span text:style-name="T4"/></text:span></text:p>
      <text:p text:style-name="P9"><text:soft-page-break/><text:span text:style-name="Source_20_Text"><text:span text:style-name="T4"><text:s text:c="4"/>return 0;</text:span></text:span></text:p>
      <text:p text:style-name="P9"><text:span text:style-name="Source_20_Text"><text:span text:style-name="T4">}</text:span></text:span></text:p>
      <text:p text:style-name="P9"><text:span text:style-name="Source_20_Text"><text:span text:style-name="T4">./do</text:span></text:span></text:p>
      <text:p text:style-name="P9"><text:span text:style-name="Source_20_Text"><text:span text:style-name="T4">Порождение процесса 1 PID=9422 PPID=7779</text:span></text:span></text:p>
      <text:p text:style-name="P9"><text:span text:style-name="Source_20_Text"><text:span text:style-name="T4">Порождение процесса 2 (от процесса 1) PID=9423 PPID=9422</text:span></text:span></text:p>
      <text:p text:style-name="P9"><text:span text:style-name="Source_20_Text"><text:span text:style-name="T4">Порождение процесса 4 (от процесса 2) PID=9425 PPID=9423</text:span></text:span></text:p>
      <text:p text:style-name="P9"><text:span text:style-name="Source_20_Text"><text:span text:style-name="T4">Завершился процесс 4 PID=9425 PPID=9423</text:span></text:span></text:p>
      <text:p text:style-name="P9"><text:span text:style-name="Source_20_Text"><text:span text:style-name="T4">oleksiiko</text:span></text:span></text:p>
      <text:p text:style-name="P9"><text:span text:style-name="Source_20_Text"><text:span text:style-name="T4">Порождение процесса 3 (от процесса 1) PID=9426 PPID=9422</text:span></text:span></text:p>
      <text:p text:style-name="P9"><text:span text:style-name="Source_20_Text"><text:span text:style-name="T4">Завершился процесс 3 PID=9426 PPID=9422</text:span></text:span></text:p>
      <text:p text:style-name="P9"><text:span text:style-name="Source_20_Text"><text:span text:style-name="T4">Порождение процесса 5 (от процесса 2) PID=9427 PPID=9423</text:span></text:span></text:p>
      <text:p text:style-name="P9"><text:span text:style-name="Source_20_Text"><text:span text:style-name="T4">Порождение процесса 6 (от процесса 5) PID=9428 PPID=9427</text:span></text:span></text:p>
      <text:p text:style-name="P9"><text:span text:style-name="Source_20_Text"><text:span text:style-name="T4">Порождение процесса 7 (от процесса 6) PID=9429 PPID=9428</text:span></text:span></text:p>
      <text:p text:style-name="P9"><text:span text:style-name="Source_20_Text"><text:span text:style-name="T4">Завершился процесс 7 PID=9429 PPID=9428</text:span></text:span></text:p>
      <text:p text:style-name="P9"><text:span text:style-name="Source_20_Text"><text:span text:style-name="T4">Завершился процесс 2 PID=9423 PPID=917</text:span></text:span></text:p>
      <text:p text:style-name="P9"><text:span text:style-name="Source_20_Text"><text:span text:style-name="T4">Завершился процесс 5 PID=9427 PPID=917</text:span></text:span></text:p>
      <text:p text:style-name="P9"><text:span text:style-name="Source_20_Text"><text:span text:style-name="T4">Завершился процесс 6 PID=9428 PPID=917</text:span></text:span></text:p>
      <text:p text:style-name="P9"><text:span text:style-name="Source_20_Text"><text:span text:style-name="T4"/></text:span></text:p>
      <text:p text:style-name="P10"><text:span text:style-name="T3">Вывод</text:span><text:span text:style-name="T2">:</text:span> ознакоми<text:span text:style-name="T6">л</text:span>ся с работой компилятора gcc. А также изучи<text:span text:style-name="T6">л</text:span> функции для работы с процессами в линукс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3:26:01.303447630</meta:creation-date>
    <dc:date>2023-10-02T19:42:01.597883258</dc:date>
    <meta:editing-duration>PT9M4S</meta:editing-duration>
    <meta:editing-cycles>4</meta:editing-cycles>
    <meta:generator>LibreOffice/7.5.6.2$Linux_X86_64 LibreOffice_project/50$Build-2</meta:generator>
    <meta:document-statistic meta:table-count="0" meta:image-count="0" meta:object-count="0" meta:page-count="4" meta:paragraph-count="126" meta:word-count="600" meta:character-count="4898" meta:non-whitespace-character-count="3650"/>
  </office:meta>
</office:document-meta>
</file>